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200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01-10-0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1-10-0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1-10-0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1-10-0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1-10-0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1-10-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1-10-0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1-10-0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1-10-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1-10-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1-10-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1-10-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1-10-1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1-10-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1-10-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1-10-1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1-10-1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1-10-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1-10-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1-10-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1-10-2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1-10-2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1-10-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1-10-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1-10-2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1-10-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1-10-2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1-10-2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1-10-2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1-10-3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1-10-3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1-11-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1-11-0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1-11-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1-11-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1-11-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1-11-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1-11-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1-11-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1-11-0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1-11-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1-11-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1-11-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1-11-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1-11-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1-11-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1-11-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1-11-1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1-11-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1-11-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1-11-2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1-11-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1-11-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1-11-2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1-11-2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1-11-2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1-11-2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1-11-2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1-11-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-11-2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1-11-3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1-12-0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1-12-0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1-12-0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1-12-0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1-12-0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1-12-0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1-12-0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1-12-0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1-12-0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1-12-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1-12-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1-12-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1-12-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1-12-1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1-12-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1-12-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1-12-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1-12-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1-12-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1-12-2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1-12-2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1-12-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1-12-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1-12-2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1-12-2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1-12-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1-12-2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1-12-2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1-12-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1-12-3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1-12-3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2-01-0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2-01-0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2-01-0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2-01-0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2-01-0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2-01-0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2-01-0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2-01-0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2-01-0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2-01-1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2-01-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2-01-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2-01-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2-01-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2-01-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2-01-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2-01-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2-01-1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2-01-19</text:p>
          </table:table-cell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02-01-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2-01-2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2-01-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2-01-2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2-01-2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2-01-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2-01-2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2-01-2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2-01-2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2-01-2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2-01-3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2-01-3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2-02-0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2-02-0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2-02-0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2-02-0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2-02-0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2-02-0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2-02-0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2-02-0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2-02-0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02-1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2-02-1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2-02-1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2-02-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2-02-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2-02-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2-02-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2-02-17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2-02-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2-02-1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2-02-2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2-02-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2-02-2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2-02-2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2-02-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2-02-2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2-02-2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2-02-2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2-02-2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2-03-0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2-03-0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02-03-03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02-03-0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2-03-0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2-03-0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2-03-0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2-03-0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2-03-0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2-03-1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2-03-1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2-03-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2-03-1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2-03-1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2-03-1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2-03-1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2-03-1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2-03-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2-03-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2-03-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2-03-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2-03-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2-03-2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2-03-24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2-03-2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2-03-2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2-03-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2-03-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2-03-2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2-03-3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2-03-3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2-04-0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2-04-0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2-04-0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2-04-0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2-04-0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2-04-0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2-04-0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2-04-0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2-04-0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2-04-1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2-04-1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2-04-1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2-04-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2-04-1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2-04-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2-04-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2-04-1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2-04-1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2-04-1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2-04-2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2-04-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2-04-22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2-04-2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2-04-2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2-04-2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2-04-2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2-04-2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2-04-2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2-04-2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2-04-3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2-05-0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2-05-0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2-05-0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2-05-0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2-05-0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2-05-0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2-05-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2-05-0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2-05-0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2-05-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2-05-1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2-05-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2-05-1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2-05-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2-05-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2-05-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2-05-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2-05-1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2-05-1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2-05-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2-05-2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2-05-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2-05-2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2-05-2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2-05-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2-05-2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2-05-2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2-05-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2-05-2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2-05-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02-05-3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number-rows-repeated="3555">
          <table:table-cell table:style-name="Default"/>
          <table:table-cell table:number-columns-repeated="2"/>
        </table:table-row>
        <table:table-row table:style-name="ro1" table:number-rows-repeated="104477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2002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02-10-0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2-10-0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2-10-0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2-10-0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2-10-0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2-10-0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2-10-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2-10-0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2-10-0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2-10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2-10-1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2-10-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2-10-1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2-10-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2-10-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2-10-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2-10-1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2-10-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2-10-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2-10-2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2-10-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2-10-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2-10-2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2-10-2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2-10-2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2-10-2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2-10-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2-10-2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2-10-3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2-11-0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2-11-0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2-11-0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2-11-04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2-11-0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2-11-0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2-11-0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2-11-0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2-11-09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2-11-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2-11-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2-11-1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2-11-1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2-11-1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2-11-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2-11-1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2-11-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2-11-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2-11-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2-11-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2-11-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2-11-2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2-11-2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2-11-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2-11-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2-11-2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2-11-2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2-11-2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2-11-2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2-11-3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2-12-0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2-12-0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2-12-0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2-12-05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2-12-0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2-12-0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2-12-0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2-12-0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2-12-1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2-12-1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2-12-1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2-12-1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2-12-1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2-12-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2-12-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2-12-1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2-12-1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2-12-1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2-12-2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2-12-2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2-12-2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2-12-2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2-12-2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2-12-2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-12-27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2-12-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2-12-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2-12-3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2-12-3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3-01-0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3-01-0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3-01-0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3-01-0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3-01-0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3-01-0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3-01-0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3-01-0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01-0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3-01-1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3-01-1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3-01-1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3-01-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3-01-1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01-1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3-01-16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3-01-1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3-01-1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01-1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3-01-2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3-01-2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3-01-2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3-01-2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01-2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3-01-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3-01-2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01-2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01-28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3-01-2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3-01-3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3-01-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3-02-0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3-02-0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3-02-0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3-02-0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3-02-0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3-02-0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3-02-0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3-02-0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3-02-0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3-02-1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3-02-1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3-02-1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3-02-1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02-1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3-02-1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3-02-1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3-02-17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02-1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3-02-1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3-02-2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3-02-2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3-02-2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3-02-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3-02-2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3-02-2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3-02-26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02-27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3-02-28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3-03-02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3-03-0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3-03-04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3-03-0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3-03-0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3-03-07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3-03-08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03-09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3-03-1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3-03-11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3-03-12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3-03-13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3-03-14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03-15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3-03-16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3-03-17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3-03-1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3-03-19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3-03-2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03-21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3-03-22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3-03-23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3-03-2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3-03-25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3-03-2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3-03-27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3-03-29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3-03-3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3-03-3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3-04-01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3-04-02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3-04-03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3-04-04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3-04-0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3-04-06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3-04-0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3-04-0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3-04-09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3-04-1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3-04-11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3-04-12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04-1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3-04-1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3-04-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3-04-1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3-04-17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3-04-18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3-04-19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04-2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04-2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3-04-2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3-04-2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3-04-24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3-04-25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3-04-2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3-04-27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3-04-28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3-04-29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3-04-3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3-05-01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3-05-02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3-05-0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3-05-04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3-05-0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3-05-0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3-05-0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3-05-08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3-05-0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3-05-1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3-05-1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3-05-1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3-05-1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3-05-1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3-05-1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3-05-1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05-1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3-05-1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3-05-1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2003-05-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3-05-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3-05-2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3-05-2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03-05-2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3-05-2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3-05-2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3-05-2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3-05-2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3-05-2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3-05-3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03-05-3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2003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03-10-0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3-10-0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3-10-0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3-10-0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3-10-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3-10-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3-10-0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3-10-0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3-10-1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3-10-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3-10-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3-10-1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3-10-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3-10-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3-10-1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3-10-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3-10-1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03-10-1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03-10-2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3-10-2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3-10-2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3-10-2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03-10-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3-10-2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3-10-2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3-10-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10-2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3-10-2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3-10-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3-10-3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11-0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3-11-0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3-11-0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3-11-0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3-11-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3-11-0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3-11-0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3-11-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3-11-0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3-11-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11-1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3-11-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3-11-1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3-11-1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3-11-1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3-11-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11-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11-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3-11-1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3-11-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3-11-2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3-11-2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3-11-23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03-11-2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3-11-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11-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3-11-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3-11-2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11-2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3-11-3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3-12-0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12-0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3-12-0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3-12-0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3-12-0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3-12-0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12-0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3-12-0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3-12-0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3-12-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3-12-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3-12-1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3-12-1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3-12-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12-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3-12-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3-12-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3-12-1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3-12-1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3-12-2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3-12-2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3-12-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3-12-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3-12-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3-12-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3-12-26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3-12-2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3-12-28</text:p>
          </table:table-cell>
          <table:table-cell office:value-type="float" office:value="22" calcext:value-type="float">
            <text:p>2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03-12-29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03-12-3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3-12-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4-01-0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4-01-0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4-01-0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4-01-0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4-01-0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4-01-0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4-01-0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4-01-0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4-01-0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4-01-1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4-01-1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4-01-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4-01-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4-01-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4-01-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4-01-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4-01-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4-01-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4-01-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4-01-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4-01-2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4-01-2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4-01-2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4-01-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4-01-2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4-01-26</text:p>
          </table:table-cell>
          <table:table-cell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04-01-27</text:p>
          </table:table-cell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004-01-2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4-01-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4-01-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4-01-3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4-02-0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4-02-0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4-02-0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4-02-0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4-02-0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4-02-0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4-02-0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4-02-0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4-02-0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04-02-1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4-02-1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4-02-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4-02-13</text:p>
          </table:table-cell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004-02-1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4-02-1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4-02-1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4-02-1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4-02-1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-02-1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4-02-2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4-02-2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4-02-2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4-02-2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4-02-24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4-02-26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4-02-2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4-02-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4-03-0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4-03-0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4-03-03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4-03-05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4-03-0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4-03-0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4-03-0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4-03-09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4-03-1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4-03-11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4-03-12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4-03-1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4-03-14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4-03-15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4-03-1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4-03-17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4-03-1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4-03-1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4-03-2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4-03-2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4-03-2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4-03-23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-03-2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-03-2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4-03-2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-03-27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4-03-28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4-03-2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4-03-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4-03-3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4-04-0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-04-0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4-04-03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4-04-04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4-04-05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4-04-06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4-04-07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4-04-08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4-04-09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4-04-1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4-04-12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4-04-13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4-04-14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4-04-1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4-04-16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4-04-17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4-04-18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4-04-19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4-04-2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4-04-2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4-04-22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4-04-23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4-04-24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4-04-25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4-04-26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4-04-2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4-04-28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-04-29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4-04-30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4-05-01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4-05-0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4-05-03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4-05-0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4-05-0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4-05-06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4-05-0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4-05-0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4-05-0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4-05-1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4-05-1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4-05-1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4-05-1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4-05-1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4-05-1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4-05-1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4-05-1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4-05-1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4-05-19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4-05-2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4-05-2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4-05-2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4-05-2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-05-2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4-05-2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4-05-2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4-05-27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4-05-2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4-05-2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4-05-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4-05-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2004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04-10-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4-10-0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4-10-0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4-10-0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4-10-0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4-10-0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4-10-0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4-10-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-10-1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-10-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4-10-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-10-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4-10-1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-10-1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4-10-1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4-10-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4-10-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4-10-2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4-10-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4-10-2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-10-2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4-10-2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4-10-2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4-10-2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4-10-2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4-10-2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4-10-2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4-10-3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4-10-3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4-11-0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4-11-0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4-11-0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4-11-0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4-11-0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4-11-0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4-11-0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4-11-0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4-11-0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4-11-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4-11-1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4-11-1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4-11-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4-11-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4-11-1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4-11-1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4-11-1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4-11-1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4-11-1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4-11-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4-11-2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4-11-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4-11-2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4-11-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4-11-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4-11-2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4-11-2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4-11-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4-11-2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4-11-30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004-12-0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4-12-0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4-12-0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4-12-0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4-12-0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4-12-0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4-12-0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4-12-0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4-12-09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4-12-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4-12-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4-12-1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4-12-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4-12-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4-12-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4-12-1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4-12-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4-12-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4-12-1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4-12-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4-12-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4-12-2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4-12-23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004-12-24</text:p>
          </table:table-cell>
          <table:table-cell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04-12-2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4-12-2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4-12-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4-12-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4-12-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4-12-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4-12-3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5-01-0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5-01-0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5-01-0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5-01-0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5-01-0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5-01-0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5-01-0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5-01-08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5-01-0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5-01-1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5-01-1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5-01-12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5-01-1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5-01-1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5-01-1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01-1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5-01-1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5-01-1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5-01-1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5-01-20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5-01-2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5-01-2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01-23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5-01-24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5-01-2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5-01-2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5-01-2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5-01-2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01-29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5-01-3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5-01-3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5-02-0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5-02-0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5-02-03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5-02-04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5-02-05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5-02-0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5-02-07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5-02-08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02-0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5-02-1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5-02-11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5-02-1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5-02-13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5-02-14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5-02-1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5-02-16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5-02-1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5-02-18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5-02-1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5-02-2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5-02-21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02-22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5-02-23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5-02-24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02-25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5-02-26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5-02-27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5-02-28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5-03-0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03-02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5-03-03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03-04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5-03-05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5-03-0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5-03-07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5-03-0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5-03-0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5-03-10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03-11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5-03-12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03-13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5-03-14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03-15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5-03-1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5-03-17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5-03-18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03-19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5-03-2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5-03-21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5-03-22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5-03-23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5-03-24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5-03-2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5-03-26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5-03-27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03-28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5-03-29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5-03-3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5-03-31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5-04-01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5-04-02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5-04-03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04-04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5-04-05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04-06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5-04-07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5-04-08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5-04-09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5-04-1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5-04-11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5-04-12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5-04-13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5-04-14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04-15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5-04-16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5-04-17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5-04-1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5-04-19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04-2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5-04-21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5-04-22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04-23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5-04-24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04-25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5-04-26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5-04-27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5-04-28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5-04-29</text:p>
          </table:table-cell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5-04-3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5-05-01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5-05-02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5-05-03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5-05-04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5-05-05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05-06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5-05-07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5-05-08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5-05-09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5-05-10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5-05-11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5-05-12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5-05-13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5-05-1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5-05-15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5-05-16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5-05-17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5-05-18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5-05-1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5-05-2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5-05-21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05-05-2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05-05-2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05-05-2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05-05-2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05-05-2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5-05-27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5-05-2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5-05-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5-05-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5-05-3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5-06-0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5-06-0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5-06-0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5-06-0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5-06-0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5-06-0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5-06-0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5-06-0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5-06-0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5-06-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5-06-1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5-06-1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5-06-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5-06-14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5-06-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5-06-1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5-06-1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2005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05-10-0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5-10-0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5-10-0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5-10-0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5-10-0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5-10-0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5-10-0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5-10-0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5-10-0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5-10-1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5-10-1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5-10-1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5-10-1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5-10-1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5-10-1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5-10-1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5-10-1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5-10-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5-10-1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5-10-2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5-10-2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5-10-2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5-10-2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5-10-2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5-10-2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5-10-2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5-10-2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5-10-2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5-10-2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5-10-3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5-10-3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5-11-0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5-11-0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5-11-0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5-11-0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5-11-0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5-11-0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5-11-0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5-11-0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5-11-0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5-11-1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5-11-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5-11-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5-11-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5-11-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11-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11-1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5-11-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11-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5-11-1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5-11-2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5-11-2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5-11-2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5-11-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5-11-2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5-11-2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11-2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11-2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5-11-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5-11-2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5-11-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5-12-0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5-12-0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5-12-0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5-12-0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12-0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005-12-0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5-12-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5-12-0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05-12-0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5-12-1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5-12-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5-12-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12-1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5-12-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5-12-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5-12-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12-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5-12-1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5-12-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5-12-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5-12-2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12-2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5-12-2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5-12-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5-12-2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5-12-2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5-12-2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5-12-2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5-12-2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5-12-3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5-12-3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6-01-0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6-01-0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6-01-0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6-01-0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6-01-0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6-01-0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01-0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6-01-0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1-0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6-01-1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1-1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6-01-1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1-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6-01-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6-01-1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6-01-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6-01-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6-01-1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1-1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6-01-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6-01-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6-01-2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6-01-2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6-01-2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6-01-2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6-01-2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1-2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6-01-2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6-01-2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6-01-3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6-01-3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6-02-0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2-0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6-02-0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6-02-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6-02-0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6-02-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6-02-0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2-0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02-0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02-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6-02-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6-02-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6-02-1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6-02-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2-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6-02-1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6-02-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6-02-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6-02-1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6-02-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6-02-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6-02-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6-02-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6-02-2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6-02-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6-02-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6-02-2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02-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6-03-0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6-03-0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03-0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6-03-0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6-03-0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6-03-0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6-03-0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6-03-0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3-0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6-03-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6-03-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6-03-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6-03-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6-03-1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6-03-1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3-1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6-03-1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03-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03-1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6-03-2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6-03-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6-03-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6-03-2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6-03-2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6-03-2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03-2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6-03-2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3-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03-3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6-03-3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6-04-0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6-04-0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4-0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6-04-0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6-04-0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6-04-0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4-0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6-04-0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04-09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6-04-1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6-04-1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6-04-1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6-04-1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6-04-14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6-04-1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6-04-1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6-04-1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6-04-1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6-04-1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04-2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6-04-2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6-04-2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6-04-2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6-04-2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6-04-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04-2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04-2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6-04-2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6-04-2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04-3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05-0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6-05-0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6-05-0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6-05-0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6-05-0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6-05-0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6-05-0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6-05-0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6-05-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6-05-1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6-05-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6-05-1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6-05-1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6-05-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6-05-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6-05-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6-05-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6-05-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6-05-2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06-05-2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06-05-2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06-05-2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6-05-2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6-05-2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06-05-2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06-05-2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6-05-28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6-05-2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6-05-3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6-05-3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6-06-0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6-06-0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6-06-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</table:table>
      <table:table table:name="2006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06-10-0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6-10-0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6-10-0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6-10-0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6-10-0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6-10-0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6-10-0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6-10-0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6-10-0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6-10-1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6-10-1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6-10-1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6-10-1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6-10-1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6-10-1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6-10-1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6-10-1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6-10-2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10-2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10-2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6-10-2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6-10-2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6-10-2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6-10-2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6-10-2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10-2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6-10-2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6-10-3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10-3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11-0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11-0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11-0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6-11-0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6-11-0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6-11-0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6-11-0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6-11-0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06-11-0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6-11-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6-11-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6-11-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6-11-1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6-11-1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6-11-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6-11-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11-1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6-11-1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6-11-1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6-11-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6-11-2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6-11-2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6-11-2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6-11-2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6-11-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11-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6-11-2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6-11-2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6-11-2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6-11-30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006-12-0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6-12-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6-12-0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6-12-0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6-12-0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6-12-0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6-12-0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12-0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6-12-0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6-12-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6-12-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6-12-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6-12-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6-12-1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6-12-1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12-1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6-12-1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12-18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6-12-1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6-12-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6-12-2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6-12-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6-12-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6-12-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6-12-2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6-12-2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6-12-2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6-12-2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6-12-2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6-12-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6-12-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7-01-0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7-01-0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7-01-0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7-01-0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7-01-0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7-01-0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7-01-0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7-01-0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7-01-1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1-1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7-01-1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7-01-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7-01-1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7-01-15</text:p>
          </table:table-cell>
          <table:table-cell office:value-type="float" office:value="35" calcext:value-type="float">
            <text:p>3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007-01-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7-01-1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7-01-1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7-01-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7-01-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7-01-2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7-01-2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7-01-2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7-01-2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7-01-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7-01-2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7-01-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7-01-2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7-01-2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7-01-3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7-01-3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7-02-0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7-02-0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7-02-0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7-02-0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7-02-05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7-02-0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-02-0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7-02-0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7-02-0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7-02-1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7-02-1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7-02-1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7-02-1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7-02-14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7-02-15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7-02-16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7-02-1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7-02-1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7-02-1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7-02-2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7-02-2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7-02-2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7-02-2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7-02-2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7-02-2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7-02-26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7-02-27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7-02-2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7-03-0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7-03-0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7-03-0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07-03-04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7-03-0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03-0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7-03-0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3-0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3-0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7-03-1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3-1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7-03-1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7-03-1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7-03-14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-03-1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-03-16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7-03-1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-03-1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7-03-1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-03-2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3-2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3-2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3-23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3-2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7-03-2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7-03-2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7-03-2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3-2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7-03-29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7-03-3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7-03-3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7-04-0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7-04-0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7-04-0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7-04-0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04-0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-04-0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04-0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4-0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7-04-0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7-04-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7-04-11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7-04-1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7-04-1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7-04-14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7-04-15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7-04-1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7-04-1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7-04-1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7-04-1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4-2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4-2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04-2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7-04-2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4-2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7-04-2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7-04-26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04-2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04-2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7-04-29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7-04-3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-05-0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7-05-0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7-05-0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7-05-0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7-05-0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7-05-06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7-05-07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7-05-0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7-05-0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7-05-1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-05-1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-05-12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7-05-1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-05-1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7-05-1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-05-1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7-05-1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7-05-1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05-1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-05-2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-05-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7-05-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05-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05-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7-05-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7-05-2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05-2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-05-2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-05-29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-05-3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-05-3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7-06-0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7-06-02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7-06-0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-06-0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7-06-0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7-06-0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7-06-0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7-06-0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-06-0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2007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07-10-0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7-10-0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7-10-0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-10-0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-10-0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7-10-0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-10-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7-10-0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7-10-0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-10-1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-10-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-10-1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7-10-1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-10-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10-1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7-10-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7-10-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7-10-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7-10-1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7-10-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-10-2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7-10-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7-10-2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7-10-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7-10-2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7-10-2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7-10-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7-10-2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-10-2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-10-3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-10-3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11-0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11-0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7-11-0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11-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-11-05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-11-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11-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-11-0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-11-0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-11-1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-11-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11-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7-11-1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7-11-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7-11-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7-11-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11-1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7-11-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7-11-1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7-11-2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7-11-2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7-11-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7-11-2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7-11-2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7-11-2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7-11-2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7-11-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7-11-2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7-11-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7-11-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7-12-0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7-12-0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7-12-0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7-12-0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7-12-0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7-12-0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7-12-0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7-12-0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7-12-0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7-12-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7-12-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7-12-1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7-12-1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7-12-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7-12-1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7-12-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7-12-1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7-12-1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7-12-2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7-12-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7-12-2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7-12-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7-12-2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7-12-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7-12-2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7-12-2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7-12-28</text:p>
          </table:table-cell>
          <table:table-cell office:value-type="float" office:value="34" calcext:value-type="float">
            <text:p>3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007-12-2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7-12-3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7-12-3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8-01-0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8-01-0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8-01-03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8-01-0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8-01-0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8-01-0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01-0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8-01-0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8-01-09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8-01-1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8-01-1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8-01-1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8-01-13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8-01-14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8-01-15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8-01-1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8-01-17</text:p>
          </table:table-cell>
          <table:table-cell office:value-type="float" office:value="41" calcext:value-type="float">
            <text:p>41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08-01-1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8-01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8-01-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8-01-2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8-01-2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8-01-2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8-01-2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8-01-2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8-01-2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8-01-2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01-2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01-2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08-01-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8-01-31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008-02-0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8-02-02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8-02-0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8-02-04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8-02-0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8-02-06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8-02-07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8-02-08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8-02-09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8-02-10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02-11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8-02-12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8-02-13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02-14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02-1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8-02-16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8-02-17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8-02-1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8-02-19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8-02-2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02-21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8-02-22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8-02-23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8-02-24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8-02-2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02-26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8-02-27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8-02-28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-02-29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8-03-01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03-02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03-0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8-03-04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8-03-0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8-03-06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8-03-0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8-03-08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8-03-09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8-03-1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8-03-11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8-03-1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8-03-13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8-03-14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8-03-15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8-03-16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8-03-1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8-03-1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8-03-1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8-03-20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03-21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8-03-22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8-03-23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8-03-24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8-03-2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03-26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03-2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8-03-28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03-29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8-03-30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03-31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8-04-01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04-02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04-0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8-04-04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8-04-0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8-04-06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04-0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-04-0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04-0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04-1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8-04-1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8-04-12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8-04-13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8-04-14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8-04-15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8-04-16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04-17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8-04-18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8-04-19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8-04-20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8-04-21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8-04-2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8-04-23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04-2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-04-2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8-04-26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8-04-27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8-04-2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8-04-29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04-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8-05-0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-05-02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8-05-03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8-05-0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05-0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8-05-0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8-05-0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05-0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8-05-0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05-1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05-1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8-05-12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8-05-1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8-05-1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-05-1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05-16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8-05-1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8-05-1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8-05-1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-05-20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08-05-2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8-05-2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05-24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05-25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8-05-2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-05-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8-05-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8-05-29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8-05-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8-05-3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08-06-0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08-06-0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08-06-0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8-06-0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8-06-0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8-06-0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-06-07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-06-08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8-06-0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8-06-1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8-06-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08-06-1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2008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08-10-0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8-10-0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-10-0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-10-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8-10-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-10-0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10-0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8-10-0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8-10-1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8-10-1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8-10-1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-10-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8-10-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10-1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8-10-1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10-1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8-10-1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8-10-1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8-10-2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8-10-21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8-10-2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8-10-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8-10-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10-2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8-10-2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08-10-2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8-10-2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8-10-2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-10-3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8-10-3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-11-0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8-11-0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8-11-0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8-11-0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11-0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8-11-0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8-11-0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8-11-0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8-11-0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8-11-1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11-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8-11-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8-11-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11-1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8-11-1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8-11-1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8-11-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8-11-1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8-11-1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8-11-2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-11-2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8-11-2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8-11-2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8-11-2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11-2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11-2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8-11-2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-11-2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8-11-2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8-11-3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8-12-0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8-12-0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8-12-0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8-12-0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8-12-0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8-12-0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12-07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8-12-0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8-12-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8-12-1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8-12-1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8-12-1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8-12-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8-12-1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8-12-1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8-12-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8-12-1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8-12-1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8-12-2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8-12-2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8-12-2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8-12-2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8-12-2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08-12-2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8-12-26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8-12-27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08-12-2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8-12-29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8-12-3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8-12-3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9-01-0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9-01-02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9-01-03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9-01-0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9-01-0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9-01-0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9-01-0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9-01-08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9-01-0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9-01-1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9-01-1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9-01-1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9-01-1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9-01-1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9-01-1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9-01-1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9-01-1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01-1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9-01-1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9-01-2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01-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9-01-2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01-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9-01-2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9-01-2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9-01-2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9-01-2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9-01-2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9-01-2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9-01-3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9-01-3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9-02-0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9-02-0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9-02-0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9-02-0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9-02-0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9-02-0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02-0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9-02-0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9-02-09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9-02-1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09-02-12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9-02-1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9-02-1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9-02-15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9-02-16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9-02-1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9-02-18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9-02-1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9-02-2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9-02-2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9-02-2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9-02-2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9-02-2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02-2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9-02-2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02-2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9-02-2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9-03-0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03-02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9-03-0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9-03-0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9-03-0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9-03-0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9-03-0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9-03-0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9-03-0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9-03-10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9-03-1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9-03-1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9-03-1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9-03-14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9-03-15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9-03-1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9-03-1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9-03-18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9-03-1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03-2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9-03-2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9-03-2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9-03-2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9-03-2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09-03-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9-03-26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9-03-27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09-03-28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9-03-2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9-03-30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9-03-3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09-04-0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9-04-02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9-04-03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9-04-0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9-04-0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9-04-0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9-04-0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9-04-0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9-04-0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9-04-1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9-04-1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9-04-12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9-04-13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9-04-1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9-04-1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9-04-16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9-04-17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9-04-18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9-04-19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9-04-20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04-21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9-04-22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9-04-2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9-04-24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9-04-2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9-04-2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9-04-27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9-04-2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04-2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9-04-3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9-05-0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9-05-0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9-05-03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05-0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9-05-0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9-05-06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9-05-0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09-05-0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09-05-0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9-05-1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9-05-1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9-05-1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9-05-1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9-05-1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9-05-15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9-05-16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9-05-1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9-05-1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09-05-1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9-05-2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9-05-2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09-05-2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9-05-2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9-05-2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9-05-2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9-05-2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9-05-2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9-05-2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9-05-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9-05-3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2009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09-10-0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9-10-0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9-10-0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9-10-0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9-10-0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9-10-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10-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9-10-0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9-10-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9-10-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9-10-1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9-10-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9-10-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09-10-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9-10-1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9-10-1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9-10-1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09-10-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9-10-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09-10-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9-10-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9-10-2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9-10-2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9-10-2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9-10-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10-2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09-10-2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9-10-2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09-10-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9-10-3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9-10-3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9-11-01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09-11-0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9-11-0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9-11-0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09-11-0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9-11-0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09-11-0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09-11-0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9-11-09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9-11-1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09-11-1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9-11-1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9-11-1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9-11-1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9-11-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9-11-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09-11-1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9-11-1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09-11-1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9-11-2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9-11-2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9-11-2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09-11-2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9-11-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9-11-2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9-11-2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09-11-2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09-11-2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9-11-2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09-11-3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9-12-0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09-12-0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9-12-03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9-12-04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009-12-0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9-12-0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9-12-0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9-12-0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9-12-0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09-12-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9-12-1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9-12-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9-12-1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9-12-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9-12-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9-12-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09-12-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09-12-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09-12-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09-12-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09-12-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9-12-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09-12-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09-12-2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9-12-2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09-12-2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09-12-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9-12-2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09-12-2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09-12-3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09-12-3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0-01-0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0-01-0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0-01-0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01-0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0-01-0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0-01-0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0-01-0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01-0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0-01-0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0-01-1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0-01-1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0-01-1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0-01-1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0-01-1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0-01-1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01-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0-01-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0-01-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0-01-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0-01-2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0-01-2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0-01-2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0-01-23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0-01-2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0-01-2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0-01-27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0-01-2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0-01-29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0-01-3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01-31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0-02-01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0-02-0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0-02-0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02-04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02-0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0-02-06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0-02-07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0-02-08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0-02-1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0-02-1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0-02-1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0-02-1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0-02-1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0-02-1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0-02-16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0-02-17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0-02-1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02-1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0-02-2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0-02-21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0-02-22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0-02-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0-02-24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0-02-2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0-02-26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0-02-2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0-02-28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0-03-02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03-03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0-03-0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0-03-05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0-03-06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0-03-07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0-03-08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0-03-0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0-03-1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0-03-11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0-03-1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0-03-13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0-03-14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0-03-15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0-03-1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0-03-17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0-03-18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0-03-19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0-03-2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0-03-2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0-03-22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0-03-23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0-03-24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0-03-2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0-03-26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0-03-27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0-03-28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0-03-29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0-03-30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0-03-31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0-04-01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04-0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0-04-03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0-04-04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0-04-05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0-04-06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0-04-07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0-04-0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0-04-09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0-04-10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0-04-11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0-04-12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0-04-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0-04-1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0-04-15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04-16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0-04-17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0-04-18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0-04-19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0-04-20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04-2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0-04-2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0-04-23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04-24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0-04-25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0-04-26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0-04-27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0-04-2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0-04-29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0-04-30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0-05-0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0-05-02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05-03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05-0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0-05-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-05-06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0-05-0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0-05-0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0-05-09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0-05-10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0-05-1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0-05-1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0-05-1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0-05-1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0-05-1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05-1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05-17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0-05-1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0-05-1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05-2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0-05-2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0-05-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0-05-2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-05-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0-05-2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0-05-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0-05-27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0-05-2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0-05-2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0-05-3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0-05-3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0-06-0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0-06-0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0-06-0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0-06-0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0-06-0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0-06-0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</table:table>
      <table:table table:name="2010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10-10-0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0-10-0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0-10-0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0-10-0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0-10-0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0-10-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0-10-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-10-0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0-10-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0-10-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0-10-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0-10-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0-10-1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0-10-1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0-10-1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0-10-1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0-10-1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-10-1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-10-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0-10-2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0-10-2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0-10-2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0-10-2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0-10-2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0-10-2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0-10-2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0-10-2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0-10-2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0-10-2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0-10-3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0-10-3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0-11-0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11-0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11-0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-11-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0-11-0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0-11-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0-11-0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0-11-0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0-11-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0-11-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0-11-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0-11-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0-11-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0-11-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0-11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11-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11-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0-11-1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0-11-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0-11-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0-11-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0-11-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0-11-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0-11-2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0-11-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0-11-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0-11-2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11-2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0-11-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0-11-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0-12-0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0-12-0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0-12-0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12-0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0-12-0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0-12-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0-12-0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0-12-0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0-12-0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0-12-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0-12-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0-12-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0-12-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12-1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0-12-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0-12-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0-12-1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0-12-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0-12-1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0-12-2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0-12-2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0-12-2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0-12-2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0-12-2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0-12-2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0-12-2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0-12-2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0-12-2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0-12-2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0-12-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0-12-31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1-01-01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1-01-0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1-01-0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1-01-0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1-01-0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1-01-0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01-0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01-0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1-01-0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1-01-1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1-01-11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1-01-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1-01-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1-01-1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1-01-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1-01-1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1-01-1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1-01-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1-01-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1-01-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1-01-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1-01-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1-01-2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1-01-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1-01-2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1-01-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1-01-2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1-01-2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01-2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1-01-3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1-01-3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1-02-0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1-02-02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1-02-03</text:p>
          </table:table-cell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11-02-0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1-02-0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1-02-06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1-02-0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1-02-0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1-02-0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1-02-1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1-02-1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1-02-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1-02-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-02-1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02-1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02-1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02-1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02-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1-02-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02-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1-02-2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1-02-2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1-02-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1-02-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1-02-2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1-02-2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1-02-27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1-02-2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1-03-0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1-03-0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1-03-0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1-03-0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03-0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1-03-0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1-03-0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1-03-0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1-03-0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1-03-1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1-03-1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03-1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03-1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03-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1-03-1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1-03-1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1-03-1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-03-1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-03-1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03-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1-03-2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03-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1-03-2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1-03-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03-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1-03-26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1-03-2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1-03-2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03-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1-03-3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1-03-3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1-04-0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04-0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-04-0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1-04-0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1-04-0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04-0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1-04-0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04-08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1-04-0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1-04-1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1-04-1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1-04-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1-04-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-04-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04-1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1-04-1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04-1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04-1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-04-1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1-04-2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1-04-2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04-2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-04-2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04-24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1-04-2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04-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04-2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1-04-2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1-04-2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1-04-3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1-05-0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1-05-0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1-05-0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1-05-0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1-05-0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05-0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1-05-0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1-05-08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1-05-0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1-05-1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1-05-1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1-05-1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1-05-1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05-1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-05-1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1-05-1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05-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1-05-1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1-05-1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1-05-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1-05-2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05-2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05-2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1-05-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1-05-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1-05-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1-05-2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1-05-2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1-05-2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1-05-3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1-05-3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2011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11-10-0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1-10-0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1-10-0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1-10-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-10-0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10-0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-10-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1-10-0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1-10-0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1-10-1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10-1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1-10-1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1-10-1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1-10-1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1-10-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1-10-1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1-10-1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1-10-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-10-1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-10-2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1-10-2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1-10-2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1-10-2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1-10-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1-10-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-10-2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10-2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1-10-2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10-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1-10-3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1-10-3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11-0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11-0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1-11-0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1-11-0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1-11-0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11-0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1-11-0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1-11-0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1-11-0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1-11-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1-11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11-1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1-11-1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1-11-1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11-1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1-11-1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1-11-1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1-11-1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1-11-1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1-11-2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11-2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11-2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1-11-2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1-11-2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1-11-2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11-2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1-11-2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11-2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1-11-29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-11-3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1-12-0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1-12-0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1-12-0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1-12-0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1-12-0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1-12-06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1-12-0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1-12-0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1-12-0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1-12-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1-12-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1-12-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1-12-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1-12-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1-12-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1-12-1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1-12-1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1-12-1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1-12-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1-12-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1-12-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1-12-2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1-12-2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1-12-2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1-12-2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1-12-2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1-12-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1-12-2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1-12-2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1-12-3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1-12-3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2-01-0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2-01-0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-01-0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-01-0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-01-0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-01-0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-01-0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2-01-0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2-01-0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2-01-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01-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2-01-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2-01-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2-01-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2-01-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2-01-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2-01-1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2-01-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2-01-1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2-01-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-01-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2-01-2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2-01-2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2-01-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2-01-2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2-01-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01-2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2-01-2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2-01-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2-01-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2-01-31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2-02-0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2-02-0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2-02-0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2-02-0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2-02-05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2-02-0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2-02-0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2-02-0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2-02-0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2-02-1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2-02-1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2-02-1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2-02-1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2-02-1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2-02-1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2-02-1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2-02-17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2-02-1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2-02-1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2-02-2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2-02-2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2-02-2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2-02-2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2-02-2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2-02-2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2-02-2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2-02-2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2-02-2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2-02-2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2-03-0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2-03-0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2-03-0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2-03-0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2-03-0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03-06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03-0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-03-0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2-03-09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2-03-1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2-03-1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2-03-1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2-03-1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-03-1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-03-1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2-03-1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-03-17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-03-1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-03-19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2-03-2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2-03-2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2-03-2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2-03-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2-03-2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-03-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-03-2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-03-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-03-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-03-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-03-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-03-3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-04-0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-04-0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2-04-03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2-04-0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2-04-0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-04-0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2-04-0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2-04-0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04-0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2-04-1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-04-1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-04-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-04-1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2-04-1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-04-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2-04-1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2-04-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2-04-1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-04-1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-04-2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-04-2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-04-2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-04-2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-04-2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2-04-2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2-04-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2-04-2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2-04-2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2-04-2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04-3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-05-0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-05-0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-05-0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-05-0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-05-0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2-05-0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2-05-0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-05-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05-0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-05-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-05-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-05-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2-05-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2-05-1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05-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-05-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-05-1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-05-1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2-05-1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-05-2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-05-2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2-05-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2-05-2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2-05-2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2-05-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2-05-2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2-05-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-05-2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-05-2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-05-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2-05-3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</table:table>
      <table:table table:name="2012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12-10-0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-10-0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-10-0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2-10-0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2-10-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-10-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-10-0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10-0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-10-0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-10-1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-10-1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2-10-1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-10-1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-10-1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-10-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-10-1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-10-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-10-1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2-10-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-10-2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-10-2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-10-2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-10-2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-10-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-10-2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2-10-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2-10-2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2-10-2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10-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-10-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-10-3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-11-0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-11-0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-11-0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2-11-0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2-11-0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-11-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-11-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-11-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-11-0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-11-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-11-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2-11-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2-11-1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2-11-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2-11-1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11-1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2-11-1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-11-1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-11-1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2-11-2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2-11-2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-11-2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11-2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-11-2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2-11-2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-11-2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-11-2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2-11-2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-11-2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11-3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-12-0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-12-0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2-12-0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2-12-0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2-12-0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-12-0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-12-0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2-12-0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2-12-0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2-12-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-12-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2-12-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2-12-1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2-12-1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2-12-15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2-12-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2-12-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2-12-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2-12-1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2-12-2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2-12-2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2-12-2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-12-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2-12-2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2-12-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2-12-2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2-12-2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2-12-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2-12-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2-12-3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2-12-3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3-01-0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3-01-0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3-01-0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3-01-0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3-01-05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3-01-0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3-01-0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01-0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3-01-0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3-01-1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3-01-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3-01-12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3-01-13</text:p>
          </table:table-cell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3-01-1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1-15</text:p>
          </table:table-cell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013-01-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3-01-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3-01-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3-01-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01-2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3-01-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3-01-2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3-01-23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3-01-24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-01-2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01-2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3-01-2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3-01-2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3-01-2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3-01-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3-01-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3-02-0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3-02-0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3-02-0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02-0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3-02-0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3-02-0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02-0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3-02-0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3-02-0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3-02-1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3-02-1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3-02-1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3-02-1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3-02-1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3-02-1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3-02-1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3-02-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3-02-1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3-02-1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3-02-2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3-02-2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3-02-2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3-02-2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3-02-2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3-02-25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3-02-2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3-02-2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3-02-28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3-03-0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3-03-0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3-03-03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03-0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3-03-0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3-03-0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3-03-0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3-03-0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3-03-0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3-03-1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3-03-1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3-03-12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3-03-1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03-1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3-03-1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3-03-1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3-03-1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3-03-1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3-03-1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3-03-2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3-03-2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03-2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3-03-2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3-03-2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3-03-2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3-03-2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3-03-2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3-03-28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3-03-29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3-03-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3-03-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3-04-0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3-04-0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04-0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3-04-0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04-0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-04-0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-04-0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-04-0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-04-0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3-04-1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3-04-1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3-04-1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04-1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04-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04-1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04-1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3-04-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-04-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3-04-1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3-04-2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3-04-2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04-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3-04-2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3-04-24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3-04-2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-04-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04-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04-2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3-04-29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-04-3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-05-01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3-05-0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05-0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3-05-0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05-0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05-0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3-05-0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3-05-0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3-05-0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05-1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05-1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05-1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3-05-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-05-1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-05-1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-05-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-05-1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-05-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-05-1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-05-2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3-05-2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05-2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-05-2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-05-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3-05-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-05-2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3-05-2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3-05-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-05-2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3-05-3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3-05-3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</table:table>
      <table:table table:name="2013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3-10-0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-10-0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3-10-0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-10-0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3-10-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10-0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3-10-0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3-10-0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3-10-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3-10-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3-10-1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3-10-1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10-1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3-10-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3-10-1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3-10-1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3-10-1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10-1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10-2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10-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10-2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10-2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-10-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-10-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10-2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10-2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10-2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3-10-2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3-10-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3-10-3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3-11-0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3-11-0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11-0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3-11-0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11-0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3-11-0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3-11-0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3-11-0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3-11-0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3-11-1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3-11-1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3-11-1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11-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3-11-1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3-11-1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3-11-1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3-11-1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3-11-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3-11-1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3-11-2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11-2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3-11-2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11-2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3-11-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3-11-2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3-11-2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3-11-2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3-11-2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3-11-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3-11-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3-12-0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3-12-0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3-12-0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3-12-0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3-12-0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3-12-0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3-12-0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3-12-0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3-12-0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3-12-1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3-12-1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3-12-1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3-12-1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3-12-1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3-12-1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3-12-1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3-12-1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3-12-1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3-12-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3-12-2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3-12-2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3-12-2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3-12-2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3-12-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3-12-2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3-12-2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3-12-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3-12-2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3-12-2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3-12-3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3-12-3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4-01-0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4-01-0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4-01-0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4-01-0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4-01-0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4-01-0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4-01-0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4-01-0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4-01-0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4-01-1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4-01-1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4-01-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1-1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4-01-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4-01-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4-01-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4-01-1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4-01-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4-01-1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4-01-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01-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4-01-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-01-2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4-01-2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4-01-2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-01-2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4-01-27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4-01-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4-01-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4-01-3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01-3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4-02-0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-02-0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4-02-0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4-02-0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4-02-0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4-02-0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4-02-07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4-02-0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4-02-0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2-1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4-02-1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4-02-1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-02-1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-02-1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4-02-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-02-1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-02-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4-02-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4-02-1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4-02-2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4-02-2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4-02-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4-02-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4-02-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02-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4-02-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02-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4-02-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4-03-0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4-03-0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3-0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4-03-0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3-05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3-0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3-0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4-03-08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4-03-0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4-03-1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-03-11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4-03-1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4-03-1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4-03-1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3-15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4-03-16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4-03-1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4-03-1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-03-1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4-03-2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3-2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-03-2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3-2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03-2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3-2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03-26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03-27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4-03-2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4-03-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3-3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-03-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4-04-0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4-04-0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4-04-0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4-04-04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4-04-0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4-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4-04-0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4-04-0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4-04-0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-04-1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4-04-1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4-04-1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-04-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4-04-1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4-04-1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4-04-16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4-04-1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04-1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4-04-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-04-2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-04-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04-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-04-2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-04-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4-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-04-2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04-2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4-04-2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-04-2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4-04-3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4-05-0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4-05-0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-05-0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4-05-0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-05-0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-05-0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4-05-0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-05-0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05-0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-05-1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-05-11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05-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4-05-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4-05-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4-05-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4-05-1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05-1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-05-1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4-05-19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-05-2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-05-2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-05-2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4-05-2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05-2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-05-2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4-05-2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-05-2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-05-2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4-05-2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4-05-3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4-05-3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4-06-0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2014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14-10-0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-10-0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4-10-0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4-10-0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4-10-0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-10-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4-10-0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4-10-0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4-10-0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-10-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10-1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-10-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-10-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4-10-1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4-10-1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4-10-1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4-10-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-10-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4-10-1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4-10-2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4-10-2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10-2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10-2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10-2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4-10-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4-10-2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4-10-2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4-10-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4-10-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-10-3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4-10-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4-11-0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11-0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-11-0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4-11-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4-11-0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4-11-0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4-11-0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-11-0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-11-0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11-1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4-11-1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4-11-1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4-11-1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11-1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4-11-1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4-11-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-11-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4-11-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4-11-1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4-11-2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4-11-2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11-2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11-2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11-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4-11-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4-11-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4-11-2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4-11-28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4-11-29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4-11-3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4-12-0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-12-0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4-12-03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-12-0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-12-0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12-0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12-0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4-12-0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4-12-0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4-12-1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4-12-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4-12-1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4-12-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4-12-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4-12-1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4-12-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-12-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4-12-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4-12-1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4-12-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4-12-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4-12-2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4-12-2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4-12-2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4-12-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4-12-2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4-12-2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4-12-2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4-12-2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4-12-3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4-12-3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-01-0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-01-0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5-01-0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-01-0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5-01-0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01-06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5-01-0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-01-0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1-0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5-01-1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5-01-1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01-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5-01-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5-01-1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5-01-1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5-01-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01-17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5-01-18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5-01-1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1-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5-01-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5-01-2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01-2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01-2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5-01-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-01-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5-01-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5-01-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5-01-2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1-3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5-01-3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02-0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5-02-0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5-02-0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02-04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5-02-0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02-0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-02-0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02-0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02-09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-02-1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02-1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5-02-12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5-02-1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2-14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2-1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-02-1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5-02-1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5-02-18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5-02-1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02-2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2-2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02-2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02-2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02-24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5-02-25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-02-2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-02-27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5-02-2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5-03-01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03-0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03-03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5-03-0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5-03-0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5-03-0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03-07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5-03-08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5-03-09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5-03-1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03-1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03-12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03-1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03-14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03-15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03-1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-03-1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5-03-1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5-03-1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5-03-20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03-21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5-03-22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03-23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5-03-24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-03-25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3-2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03-2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3-2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-03-2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5-03-3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3-3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5-04-0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-04-0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04-0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5-04-0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5-04-0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4-0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04-0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04-0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5-04-09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5-04-1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04-1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5-04-12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5-04-1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4-1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04-1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4-1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5-04-1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5-04-1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5-04-1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04-2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5-04-2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4-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04-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04-24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-04-2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5-04-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-04-2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04-2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04-2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5-04-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5-05-0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5-05-0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5-05-0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5-05-0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5-05-0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5-05-06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5-05-0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5-0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5-05-0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-05-1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5-05-11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05-1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05-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05-1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5-05-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-05-1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5-05-17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5-05-1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5-05-1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-05-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-05-21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-05-2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5-2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-05-24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5-2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5-2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05-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-05-2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-05-2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5-05-3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5-05-3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5-06-0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5-06-0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5-06-0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5-06-0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5-06-0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-06-0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5-06-0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5-06-08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2015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15-10-0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5-10-0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5-10-0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-10-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5-10-0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5-10-0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5-10-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5-10-0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5-10-0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5-10-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-10-1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5-10-1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5-10-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5-10-1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5-10-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5-10-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5-10-1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-10-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-10-1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5-10-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-10-2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5-10-2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10-2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10-2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10-2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-10-2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-10-2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-10-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5-10-2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5-10-3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-10-3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11-0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-11-0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5-11-0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5-11-0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5-11-0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5-11-0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5-11-0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5-11-0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5-11-0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5-11-1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5-11-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5-11-1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5-11-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5-11-1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11-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11-1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11-17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5-11-1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5-11-1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5-11-2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11-2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11-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11-2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5-11-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5-11-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11-2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5-11-2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5-11-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5-11-2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5-11-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5-12-0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5-12-0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12-0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12-0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5-12-0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5-12-0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12-0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12-0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12-1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5-12-1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12-1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5-12-1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5-12-1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5-12-1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5-12-1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5-12-1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5-12-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5-12-1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5-12-2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5-12-2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5-12-2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5-12-2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5-12-24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5-12-25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5-12-2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5-12-2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5-12-28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5-12-2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5-12-3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5-12-3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01-02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01-0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1-0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6-01-0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01-0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1-07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6-01-08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6-01-09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6-01-1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1-11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01-1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1-13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1-1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01-15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1-17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6-01-18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01-19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1-2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1-21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6-01-22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1-23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1-25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01-26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6-01-27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6-01-2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1-29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1-30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1-31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02-0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2-0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2-0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2-05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02-06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6-02-0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2-08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2-0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2-10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02-11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02-12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-02-13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02-1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2-15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2-16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2-17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2-1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2-2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2-21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02-22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2-23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02-24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2-25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2-26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2-27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2-2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2-2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3-0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3-03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3-04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3-05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3-0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3-0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3-0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6-03-0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3-1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3-12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3-13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3-14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3-1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3-16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3-17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3-1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3-19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3-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3-21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3-2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03-2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3-2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3-2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03-2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03-2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6-03-2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3-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3-3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3-31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4-02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6-04-0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04-0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4-0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4-08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4-09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4-1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4-1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4-1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4-13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4-1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04-1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-04-16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4-17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4-1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4-19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4-20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4-2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4-23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4-2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4-2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04-2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4-27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4-2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4-29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4-30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05-0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5-0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5-0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5-0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05-0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5-0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05-07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5-0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05-0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05-1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-05-11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5-1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05-13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-05-1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6-05-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5-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05-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5-1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5-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5-2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05-2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6-05-2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5-2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-05-2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05-26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5-2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5-28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05-29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05-3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5-3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6-0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6-0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6-0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-06-0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6-0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2016" table:style-name="ta1"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10-0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10-0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-10-0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10-0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10-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10-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10-0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10-0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10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10-1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-10-1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6-10-1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10-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10-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-10-2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6-10-2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10-2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-10-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-10-2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10-2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10-2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10-2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10-2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10-3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11-0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11-0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11-0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-11-0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11-0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11-0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11-0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11-1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11-1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11-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11-1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11-1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11-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11-1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11-1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11-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11-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11-2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6-11-2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6-11-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11-2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11-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11-2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11-2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11-2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11-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6-11-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12-0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12-0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12-0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12-0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12-0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6-12-0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6-12-0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6-12-0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12-1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12-1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12-1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12-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12-1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12-1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12-1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12-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6-12-19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6-12-2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12-2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12-2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6-12-2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12-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6-12-2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12-2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12-2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6-12-3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12-3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1-0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1-0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01-0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1-0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01-0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1-0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01-09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01-1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1-1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01-1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1-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01-1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01-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01-16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1-1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1-1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1-1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1-2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1-2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1-2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  <table:database-ranges>
        <table:database-range table:name="__Anonymous_Sheet_DB__0" table:target-range-address="'2001'.A1:'2001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2:40:23.803261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3T12:51:32.560613060</dc:date>
    <meta:editing-duration>PT23M8S</meta:editing-duration>
    <meta:editing-cycles>4</meta:editing-cycles>
    <meta:generator>LibreOffice/5.1.4.2$Linux_X86_64 LibreOffice_project/10m0$Build-2</meta:generator>
    <meta:document-statistic meta:table-count="16" meta:cell-count="11441" meta:object-count="0"/>
  </office:meta>
</office:document-meta>
</file>